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25-01-0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24-02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23-01-1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21-12-0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20-12-17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20-01-27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9-02-0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8-01-0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7-02-08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6-02-03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5-02-11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3-12-1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3-01-3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1-12-09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0-12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10-01-13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8-12-17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8-01-24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6-12-2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5-12-21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5-01-06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4-01-2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3-01-0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2-01-0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3095091601</text:p>
          </table:table-cell>
          <table:table-cell office:value-type="string" calcext:value-type="string">
            <text:p>2001-02-2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